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399664"/>
          <table:table-cell office:value-type="float" office:value="0.01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40.0"/>
          <table:table-cell office:value-type="float" office:value="800.0"/>
          <table:table-cell office:value-type="float" office:value="2474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75.0"/>
          <table:table-cell office:value-type="float" office:value="2730.0"/>
          <table:table-cell office:value-type="float" office:value="2337.0"/>
          <table:table-cell office:value-type="float" office:value="1930.0"/>
          <table:table-cell office:value-type="float" office:value="1461.0"/>
          <table:table-cell office:value-type="float" office:value="7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397015"/>
          <table:table-cell office:value-type="float" office:value="0.01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9.0"/>
          <table:table-cell office:value-type="float" office:value="877.0"/>
          <table:table-cell office:value-type="float" office:value="2736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74.0"/>
          <table:table-cell office:value-type="float" office:value="2669.0"/>
          <table:table-cell office:value-type="float" office:value="2289.0"/>
          <table:table-cell office:value-type="float" office:value="1909.0"/>
          <table:table-cell office:value-type="float" office:value="1494.0"/>
          <table:table-cell office:value-type="float" office:value="7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399158"/>
          <table:table-cell office:value-type="float" office:value="0.01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6.0"/>
          <table:table-cell office:value-type="float" office:value="944.0"/>
          <table:table-cell office:value-type="float" office:value="2964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73.0"/>
          <table:table-cell office:value-type="float" office:value="2612.0"/>
          <table:table-cell office:value-type="float" office:value="2245.0"/>
          <table:table-cell office:value-type="float" office:value="1888.0"/>
          <table:table-cell office:value-type="float" office:value="1523.0"/>
          <table:table-cell office:value-type="float" office:value="7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